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Catalogue">
        <table:table-row>
          <table:table-cell office:value-type="string">
            <text:p>Barcode</text:p>
          </table:table-cell>
          <table:table-cell office:value-type="string">
            <text:p>Genre</text:p>
          </table:table-cell>
          <table:table-cell office:value-type="string">
            <text:p>Title</text:p>
          </table:table-cell>
          <table:table-cell office:value-type="string">
            <text:p>Author</text:p>
          </table:table-cell>
        </table:table-row>
        <table:table-row>
          <table:table-cell office:value-type="string">
            <text:p>kist25000</text:p>
          </table:table-cell>
          <table:table-cell office:value-type="string">
            <text:p>Fiction</text:p>
          </table:table-cell>
          <table:table-cell office:value-type="string">
            <text:p>IT</text:p>
          </table:table-cell>
          <table:table-cell office:value-type="string">
            <text:p>Stephen King</text:p>
          </table:table-cell>
        </table:table-row>
        <table:table-row>
          <table:table-cell office:value-type="string">
            <text:p>sc000glja01</text:p>
          </table:table-cell>
          <table:table-cell office:value-type="string">
            <text:p>Fiction</text:p>
          </table:table-cell>
          <table:table-cell office:value-type="string">
            <text:p>The Information</text:p>
          </table:table-cell>
          <table:table-cell office:value-type="string">
            <text:p>James Gkeick</text:p>
          </table:table-cell>
        </table:table-row>
        <table:table-row>
          <table:table-cell office:value-type="string">
            <text:p>onmi02000</text:p>
          </table:table-cell>
          <table:table-cell office:value-type="string">
            <text:p>Fiction</text:p>
          </table:table-cell>
          <table:table-cell office:value-type="string">
            <text:p>The English Patient</text:p>
          </table:table-cell>
          <table:table-cell office:value-type="string">
            <text:p>Michael Ondatje</text:p>
          </table:table-cell>
        </table:table-row>
        <table:table-row>
          <table:table-cell office:value-type="string">
            <text:p>fy000r0105.1</text:p>
          </table:table-cell>
          <table:table-cell office:value-type="string">
            <text:p>Fantasy</text:p>
          </table:table-cell>
          <table:table-cell office:value-type="string">
            <text:p>Harry Potter &amp; the Order of the Phoenix</text:p>
          </table:table-cell>
          <table:table-cell office:value-type="string">
            <text:p>JK Rowling</text:p>
          </table:table-cell>
        </table:table-row>
        <table:table-row>
          <table:table-cell office:value-type="string">
            <text:p>co000lajh02</text:p>
          </table:table-cell>
          <table:table-cell office:value-type="string">
            <text:p>Collection</text:p>
          </table:table-cell>
          <table:table-cell office:value-type="string">
            <text:p>Unaccustomed Earth</text:p>
          </table:table-cell>
          <table:table-cell office:value-type="string">
            <text:p>Jhumpa Lahiri</text:p>
          </table:table-cell>
        </table:table-row>
        <table:table-row>
          <table:table-cell office:value-type="string">
            <text:p>GRJO23100</text:p>
          </table:table-cell>
          <table:table-cell office:value-type="string">
            <text:p>--</text:p>
          </table:table-cell>
          <table:table-cell office:value-type="string">
            <text:p>The Confession</text:p>
          </table:table-cell>
          <table:table-cell office:value-type="string">
            <text:p>John Grisham</text:p>
          </table:table-cell>
        </table:table-row>
        <table:table-row>
          <table:table-cell office:value-type="string">
            <text:p>FY000BU001.1</text:p>
          </table:table-cell>
          <table:table-cell office:value-type="string">
            <text:p>FANTASY</text:p>
          </table:table-cell>
          <table:table-cell office:value-type="string">
            <text:p>TALES FROM ARABIAN NIGHTS</text:p>
          </table:table-cell>
          <table:table-cell office:value-type="string">
            <text:p>RICHARD F BURTON</text:p>
          </table:table-cell>
        </table:table-row>
        <table:table-row>
          <table:table-cell office:value-type="string">
            <text:p>SF000CA101</text:p>
          </table:table-cell>
          <table:table-cell office:value-type="string">
            <text:p>SCIENCE FICTION</text:p>
          </table:table-cell>
          <table:table-cell office:value-type="string">
            <text:p>ENDER'S GAME</text:p>
          </table:table-cell>
          <table:table-cell office:value-type="string">
            <text:p>ORSON SCOTT CARD</text:p>
          </table:table-cell>
        </table:table-row>
        <table:table-row>
          <table:table-cell office:value-type="string">
            <text:p>HEJO06000</text:p>
          </table:table-cell>
          <table:table-cell office:value-type="string">
            <text:p>FICTION</text:p>
          </table:table-cell>
          <table:table-cell office:value-type="string">
            <text:p>CLOSING TIME</text:p>
          </table:table-cell>
          <table:table-cell office:value-type="string">
            <text:p>JOSEPH HELLER</text:p>
          </table:table-cell>
        </table:table-row>
        <table:table-row>
          <table:table-cell office:value-type="string">
            <text:p>sc000glma01</text:p>
          </table:table-cell>
          <table:table-cell office:value-type="string">
            <text:p>POPULAR SCIENCE</text:p>
          </table:table-cell>
          <table:table-cell office:value-type="string">
            <text:p>WHAT THE DOG SAW</text:p>
          </table:table-cell>
          <table:table-cell office:value-type="string">
            <text:p>MALCOLM gladwell</text:p>
          </table:table-cell>
        </table:table-row>
        <table:table-row>
          <table:table-cell office:value-type="string">
            <text:p>vaam01000</text:p>
          </table:table-cell>
          <table:table-cell office:value-type="string">
            <text:p>Fiction</text:p>
          </table:table-cell>
          <table:table-cell office:value-type="string">
            <text:p>My Friend Sancho</text:p>
          </table:table-cell>
          <table:table-cell office:value-type="string">
            <text:p>AMIT VARMA</text:p>
          </table:table-cell>
        </table:table-row>
        <table:table-row>
          <table:table-cell office:value-type="string">
            <text:p>CL000WF02.2</text:p>
          </table:table-cell>
          <table:table-cell office:value-type="string">
            <text:p>CLASSIC</text:p>
          </table:table-cell>
          <table:table-cell office:value-type="string">
            <text:p>TO THE LIGHTHOUSE</text:p>
          </table:table-cell>
          <table:table-cell office:value-type="string">
            <text:p>VIRGINIA WOOLF</text:p>
          </table:table-cell>
        </table:table-row>
        <table:table-row>
          <table:table-cell office:value-type="string">
            <text:p>eng000ta01</text:p>
          </table:table-cell>
          <table:table-cell office:value-type="string">
            <text:p>--</text:p>
          </table:table-cell>
          <table:table-cell office:value-type="string">
            <text:p>Bookless In Baghdad</text:p>
          </table:table-cell>
          <table:table-cell office:value-type="string">
            <text:p>shashi tharoor</text:p>
          </table:table-cell>
        </table:table-row>
        <table:table-row>
          <table:table-cell office:value-type="string">
            <text:p>fy000pa001</text:p>
          </table:table-cell>
          <table:table-cell office:value-type="string">
            <text:p>Fantasy</text:p>
          </table:table-cell>
          <table:table-cell office:value-type="string">
            <text:p>Eragon</text:p>
          </table:table-cell>
          <table:table-cell office:value-type="string">
            <text:p>christopher paolini</text:p>
          </table:table-cell>
        </table:table-row>
        <table:table-row>
          <table:table-cell office:value-type="string">
            <text:p>grjo30000</text:p>
          </table:table-cell>
          <table:table-cell office:value-type="string">
            <text:p>fictoin</text:p>
          </table:table-cell>
          <table:table-cell office:value-type="string">
            <text:p>Sycamore Row</text:p>
          </table:table-cell>
          <table:table-cell office:value-type="string">
            <text:p>john grisham</text:p>
          </table:table-cell>
        </table:table-row>
        <table:table-row>
          <table:table-cell office:value-type="string">
            <text:p>Muha03000</text:p>
          </table:table-cell>
          <table:table-cell office:value-type="string">
            <text:p>Fiction</text:p>
          </table:table-cell>
          <table:table-cell office:value-type="string">
            <text:p>Norwegian Wood</text:p>
          </table:table-cell>
          <table:table-cell office:value-type="string">
            <text:p>Haruki Murakami</text:p>
          </table:table-cell>
        </table:table-row>
        <table:table-row>
          <table:table-cell office:value-type="string">
            <text:p>cl000wf03</text:p>
          </table:table-cell>
          <table:table-cell office:value-type="string">
            <text:p>CLASSIC</text:p>
          </table:table-cell>
          <table:table-cell office:value-type="string">
            <text:p>Great Works of Virginia Woolf</text:p>
          </table:table-cell>
          <table:table-cell office:value-type="string">
            <text:p>VIRGINIA WOOLF</text:p>
          </table:table-cell>
        </table:table-row>
        <table:table-row>
          <table:table-cell office:value-type="string">
            <text:p>SC000MUS01</text:p>
          </table:table-cell>
          <table:table-cell office:value-type="string">
            <text:p>POPULAR SCIENCE</text:p>
          </table:table-cell>
          <table:table-cell office:value-type="string">
            <text:p>The Emporer  of all Maladies</text:p>
          </table:table-cell>
          <table:table-cell office:value-type="string">
            <text:p>Siddhartha Mukherjee</text:p>
          </table:table-cell>
        </table:table-row>
        <table:table-row>
          <table:table-cell office:value-type="string">
            <text:p>bus000thpe01</text:p>
          </table:table-cell>
          <table:table-cell office:value-type="string">
            <text:p>Business</text:p>
          </table:table-cell>
          <table:table-cell office:value-type="string">
            <text:p>Zero to One</text:p>
          </table:table-cell>
          <table:table-cell office:value-type="string">
            <text:p>Peter Thiel</text:p>
          </table:table-cell>
        </table:table-row>
        <table:table-row>
          <table:table-cell office:value-type="string">
            <text:p>bus000zach01</text:p>
          </table:table-cell>
          <table:table-cell office:value-type="string">
            <text:p>Business</text:p>
          </table:table-cell>
          <table:table-cell office:value-type="string">
            <text:p>Remaining India</text:p>
          </table:table-cell>
          <table:table-cell office:value-type="string">
            <text:p>Clay Chandler and Adil Zainulbhai</text:p>
          </table:table-cell>
        </table:table-row>
        <table:table-row>
          <table:table-cell office:value-type="string">
            <text:p>bus000ni01</text:p>
          </table:table-cell>
          <table:table-cell office:value-type="string">
            <text:p>Business</text:p>
          </table:table-cell>
          <table:table-cell office:value-type="string">
            <text:p>Imagining India</text:p>
          </table:table-cell>
          <table:table-cell office:value-type="string">
            <text:p>Nandan Nilekani</text:p>
          </table:table-cell>
        </table:table-row>
        <table:table-row>
          <table:table-cell office:value-type="string">
            <text:p>paja09000</text:p>
          </table:table-cell>
          <table:table-cell office:value-type="string">
            <text:p>Fiction</text:p>
          </table:table-cell>
          <table:table-cell office:value-type="string">
            <text:p>Cross</text:p>
          </table:table-cell>
          <table:table-cell office:value-type="string">
            <text:p>James Patterson</text:p>
          </table:table-cell>
        </table:table-row>
        <table:table-row>
          <table:table-cell office:value-type="string">
            <text:p>lede02000</text:p>
          </table:table-cell>
          <table:table-cell office:value-type="string">
            <text:p>Fiction</text:p>
          </table:table-cell>
          <table:table-cell office:value-type="string">
            <text:p>Mystic River</text:p>
          </table:table-cell>
          <table:table-cell office:value-type="string">
            <text:p>Dennis Lehane</text:p>
          </table:table-cell>
        </table:table-row>
        <table:table-row>
          <table:table-cell office:value-type="string">
            <text:p>Fy000Ro201</text:p>
          </table:table-cell>
          <table:table-cell office:value-type="string">
            <text:p>Fantasy</text:p>
          </table:table-cell>
          <table:table-cell office:value-type="string">
            <text:p>Harry Potter &amp; the Philosopher's Stone</text:p>
          </table:table-cell>
          <table:table-cell office:value-type="string">
            <text:p>JK Rowling</text:p>
          </table:table-cell>
        </table:table-row>
        <table:table-row>
          <table:table-cell office:value-type="string">
            <text:p>SC/tana02100</text:p>
          </table:table-cell>
          <table:table-cell office:value-type="string">
            <text:p>POPULAR SCIENCE</text:p>
          </table:table-cell>
          <table:table-cell office:value-type="string">
            <text:p>Fooled by Randomness</text:p>
          </table:table-cell>
          <table:table-cell office:value-type="string">
            <text:p>Nassim Nicholas Taleb</text:p>
          </table:table-cell>
        </table:table-row>
        <table:table-row>
          <table:table-cell office:value-type="string">
            <text:p>fifo004000</text:p>
          </table:table-cell>
          <table:table-cell office:value-type="string">
            <text:p>--</text:p>
          </table:table-cell>
          <table:table-cell office:value-type="string">
            <text:p>Tender is the night</text:p>
          </table:table-cell>
          <table:table-cell office:value-type="string">
            <text:p>F. Scott Fitzgerald</text:p>
          </table:table-cell>
        </table:table-row>
        <table:table-row>
          <table:table-cell office:value-type="string">
            <text:p>sc000tana01</text:p>
          </table:table-cell>
          <table:table-cell office:value-type="string">
            <text:p>POPULAR SCIENCE</text:p>
          </table:table-cell>
          <table:table-cell office:value-type="string">
            <text:p>The Black Swan</text:p>
          </table:table-cell>
          <table:table-cell office:value-type="string">
            <text:p>Nassim Nicholas Taleb</text:p>
          </table:table-cell>
        </table:table-row>
        <table:table-row>
          <table:table-cell office:value-type="string">
            <text:p>DF000DOAR09</text:p>
          </table:table-cell>
          <table:table-cell office:value-type="string">
            <text:p>Detective Fiction</text:p>
          </table:table-cell>
          <table:table-cell office:value-type="string">
            <text:p>Sherlock Holmes The complete novels and stories</text:p>
          </table:table-cell>
          <table:table-cell office:value-type="string">
            <text:p>Sir Arthur Conan Doyle</text:p>
          </table:table-cell>
        </table:table-row>
        <table:table-row>
          <table:table-cell office:value-type="string">
            <text:p>CL000au05</text:p>
          </table:table-cell>
          <table:table-cell office:value-type="string">
            <text:p>CLASSIC</text:p>
          </table:table-cell>
          <table:table-cell office:value-type="string">
            <text:p>Sense and Sensibility</text:p>
          </table:table-cell>
          <table:table-cell office:value-type="string">
            <text:p>Jane Austen</text:p>
          </table:table-cell>
        </table:table-row>
        <table:table-row>
          <table:table-cell office:value-type="string">
            <text:p>bus000sl01</text:p>
          </table:table-cell>
          <table:table-cell office:value-type="string">
            <text:p>Business</text:p>
          </table:table-cell>
          <table:table-cell office:value-type="string">
            <text:p>My Years with General Motors</text:p>
          </table:table-cell>
          <table:table-cell office:value-type="string">
            <text:p>Alfred P. Sloan, Jr.</text:p>
          </table:table-cell>
        </table:table-row>
        <table:table-row>
          <table:table-cell office:value-type="string">
            <text:p>SC000FOJO01</text:p>
          </table:table-cell>
          <table:table-cell office:value-type="string">
            <text:p>POPULAR SCIENCE</text:p>
          </table:table-cell>
          <table:table-cell office:value-type="string">
            <text:p>Moonwalking With Einstein</text:p>
          </table:table-cell>
          <table:table-cell office:value-type="string">
            <text:p>Joshua Foer</text:p>
          </table:table-cell>
        </table:table-row>
        <table:table-row>
          <table:table-cell office:value-type="string">
            <text:p>SC000WE02</text:p>
          </table:table-cell>
          <table:table-cell office:value-type="string">
            <text:p>POPULAR SCIENCE</text:p>
          </table:table-cell>
          <table:table-cell office:value-type="string">
            <text:p>The first three minutes</text:p>
          </table:table-cell>
          <table:table-cell office:value-type="string">
            <text:p>steven weinberg</text:p>
          </table:table-cell>
        </table:table-row>
        <table:table-row>
          <table:table-cell office:value-type="string">
            <text:p>clma04000</text:p>
          </table:table-cell>
          <table:table-cell office:value-type="string">
            <text:p>Fiction</text:p>
          </table:table-cell>
          <table:table-cell office:value-type="string">
            <text:p>Remember me</text:p>
          </table:table-cell>
          <table:table-cell office:value-type="string">
            <text:p>MARRY HIGGINS CLARK</text:p>
          </table:table-cell>
        </table:table-row>
        <table:table-row>
          <table:table-cell office:value-type="string">
            <text:p>BUS000SASH02A</text:p>
          </table:table-cell>
          <table:table-cell office:value-type="string">
            <text:p>BUSINESS</text:p>
          </table:table-cell>
          <table:table-cell office:value-type="string">
            <text:p>LEAN IN FOR GRADUATES</text:p>
          </table:table-cell>
          <table:table-cell office:value-type="string">
            <text:p>SHERYL SANDBERG</text:p>
          </table:table-cell>
        </table:table-row>
        <table:table-row>
          <table:table-cell office:value-type="string">
            <text:p>df000chag218.1</text:p>
          </table:table-cell>
          <table:table-cell office:value-type="string">
            <text:p>Detective Fiction</text:p>
          </table:table-cell>
          <table:table-cell office:value-type="string">
            <text:p>Murder Is Easy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`SC000SO01</text:p>
          </table:table-cell>
          <table:table-cell office:value-type="string">
            <text:p>SCIENCE</text:p>
          </table:table-cell>
          <table:table-cell office:value-type="string">
            <text:p>LONGITUDE</text:p>
          </table:table-cell>
          <table:table-cell office:value-type="string">
            <text:p>DAVA SOBEL</text:p>
          </table:table-cell>
        </table:table-row>
        <table:table-row>
          <table:table-cell office:value-type="string">
            <text:p>TR000BRBI01</text:p>
          </table:table-cell>
          <table:table-cell office:value-type="string">
            <text:p>TRAVEL</text:p>
          </table:table-cell>
          <table:table-cell office:value-type="string">
            <text:p>NOTES FORM A SMALL ISLAND</text:p>
          </table:table-cell>
          <table:table-cell office:value-type="string">
            <text:p>BILL BRYSON</text:p>
          </table:table-cell>
        </table:table-row>
        <table:table-row>
          <table:table-cell office:value-type="string">
            <text:p>SF000AS302</text:p>
          </table:table-cell>
          <table:table-cell office:value-type="string">
            <text:p>SCIENCE FICTION</text:p>
          </table:table-cell>
          <table:table-cell office:value-type="string">
            <text:p>THE NAKED SUN</text:p>
          </table:table-cell>
          <table:table-cell office:value-type="string">
            <text:p>ISSAC ASIMOV</text:p>
          </table:table-cell>
        </table:table-row>
        <table:table-row>
          <table:table-cell office:value-type="string">
            <text:p>SC000RI01</text:p>
          </table:table-cell>
          <table:table-cell office:value-type="string">
            <text:p>SCIENCE</text:p>
          </table:table-cell>
          <table:table-cell office:value-type="string">
            <text:p>GENOME</text:p>
          </table:table-cell>
          <table:table-cell office:value-type="string">
            <text:p>MATT RIDLEY</text:p>
          </table:table-cell>
        </table:table-row>
        <table:table-row>
          <table:table-cell office:value-type="string">
            <text:p>SH000GRRO01</text:p>
          </table:table-cell>
          <table:table-cell office:value-type="string">
            <text:p>SELF HELP</text:p>
          </table:table-cell>
          <table:table-cell office:value-type="string">
            <text:p>THE 48 LAWS OF POWER</text:p>
          </table:table-cell>
          <table:table-cell office:value-type="string">
            <text:p>ROBERT GREENE</text:p>
          </table:table-cell>
        </table:table-row>
        <table:table-row>
          <table:table-cell office:value-type="string">
            <text:p>SHSI01.1000</text:p>
          </table:table-cell>
          <table:table-cell office:value-type="string">
            <text:p>FICTION</text:p>
          </table:table-cell>
          <table:table-cell office:value-type="string">
            <text:p>ARE YOU AFRAID OF THE DARK</text:p>
          </table:table-cell>
          <table:table-cell office:value-type="string">
            <text:p>SIDNEY SHELDON</text:p>
          </table:table-cell>
        </table:table-row>
        <table:table-row>
          <table:table-cell office:value-type="string">
            <text:p>GHAM02000</text:p>
          </table:table-cell>
          <table:table-cell office:value-type="string">
            <text:p>FICTION</text:p>
          </table:table-cell>
          <table:table-cell office:value-type="string">
            <text:p>THE GLASS PALACE</text:p>
          </table:table-cell>
          <table:table-cell office:value-type="string">
            <text:p>AMITAV GHOSH</text:p>
          </table:table-cell>
        </table:table-row>
        <table:table-row>
          <table:table-cell office:value-type="string">
            <text:p>ALMI02000</text:p>
          </table:table-cell>
          <table:table-cell office:value-type="string">
            <text:p>FICTION</text:p>
          </table:table-cell>
          <table:table-cell office:value-type="string">
            <text:p>TUESDAYS WITH MORRIE</text:p>
          </table:table-cell>
          <table:table-cell office:value-type="string">
            <text:p>MITCH ALBOM</text:p>
          </table:table-cell>
        </table:table-row>
        <table:table-row>
          <table:table-cell office:value-type="string">
            <text:p>GHAM07000</text:p>
          </table:table-cell>
          <table:table-cell office:value-type="string">
            <text:p>FICTION</text:p>
          </table:table-cell>
          <table:table-cell office:value-type="string">
            <text:p>THE HUNGRY TIDE</text:p>
          </table:table-cell>
          <table:table-cell office:value-type="string">
            <text:p>AMITAV GHOSH</text:p>
          </table:table-cell>
        </table:table-row>
        <table:table-row>
          <table:table-cell office:value-type="string">
            <text:p>SH000GL02.1</text:p>
          </table:table-cell>
          <table:table-cell office:value-type="string">
            <text:p>SELF HELP</text:p>
          </table:table-cell>
          <table:table-cell office:value-type="string">
            <text:p>THE TIPPING POINT</text:p>
          </table:table-cell>
          <table:table-cell office:value-type="string">
            <text:p>MALCOLM GLADWELL</text:p>
          </table:table-cell>
        </table:table-row>
        <table:table-row>
          <table:table-cell office:value-type="string">
            <text:p>HIS000FRTH01</text:p>
          </table:table-cell>
          <table:table-cell office:value-type="string">
            <text:p>HISTORY</text:p>
          </table:table-cell>
          <table:table-cell office:value-type="string">
            <text:p>FROM BEIRUT TO JERUSALEM</text:p>
          </table:table-cell>
          <table:table-cell office:value-type="string">
            <text:p>THOMAS FRIEDMAN</text:p>
          </table:table-cell>
        </table:table-row>
        <table:table-row>
          <table:table-cell office:value-type="string">
            <text:p>ANMU02.1000</text:p>
          </table:table-cell>
          <table:table-cell office:value-type="string">
            <text:p>FICTION</text:p>
          </table:table-cell>
          <table:table-cell office:value-type="string">
            <text:p>UNTOUCHABLE</text:p>
          </table:table-cell>
          <table:table-cell office:value-type="string">
            <text:p>MULK RAJ ANAND</text:p>
          </table:table-cell>
        </table:table-row>
        <table:table-row>
          <table:table-cell office:value-type="string">
            <text:p>CL000LEE04</text:p>
          </table:table-cell>
          <table:table-cell office:value-type="string">
            <text:p>CLASSICS</text:p>
          </table:table-cell>
          <table:table-cell office:value-type="string">
            <text:p>TO KILL A MOCKINGBIRD</text:p>
          </table:table-cell>
          <table:table-cell office:value-type="string">
            <text:p>HARPER LEE</text:p>
          </table:table-cell>
        </table:table-row>
        <table:table-row>
          <table:table-cell office:value-type="string">
            <text:p>BUS000LEST01.1</text:p>
          </table:table-cell>
          <table:table-cell office:value-type="string">
            <text:p>BUSINESS</text:p>
          </table:table-cell>
          <table:table-cell office:value-type="string">
            <text:p>FREAKONOMICS</text:p>
          </table:table-cell>
          <table:table-cell office:value-type="string">
            <text:p>STEVEN LEVITT/ STEPHEN DUBNER</text:p>
          </table:table-cell>
        </table:table-row>
        <table:table-row>
          <table:table-cell office:value-type="string">
            <text:p>toco02000</text:p>
          </table:table-cell>
          <table:table-cell office:value-type="string">
            <text:p>Fiction</text:p>
          </table:table-cell>
          <table:table-cell office:value-type="string">
            <text:p>Brooklyn</text:p>
          </table:table-cell>
          <table:table-cell office:value-type="string">
            <text:p>Colm Toibin</text:p>
          </table:table-cell>
        </table:table-row>
        <table:table-row>
          <table:table-cell office:value-type="string">
            <text:p>RuSa05000</text:p>
          </table:table-cell>
          <table:table-cell office:value-type="string">
            <text:p>Fiction</text:p>
          </table:table-cell>
          <table:table-cell office:value-type="string">
            <text:p>The Ground Beneath her Feet</text:p>
          </table:table-cell>
          <table:table-cell office:value-type="string">
            <text:p>Salman Rushdie</text:p>
          </table:table-cell>
        </table:table-row>
        <table:table-row>
          <table:table-cell office:value-type="string">
            <text:p>FY000Ro005</text:p>
          </table:table-cell>
          <table:table-cell office:value-type="string">
            <text:p>Fantasy</text:p>
          </table:table-cell>
          <table:table-cell office:value-type="string">
            <text:p>Harry Potter &amp; the Order of the Phoenix</text:p>
          </table:table-cell>
          <table:table-cell office:value-type="string">
            <text:p>JK Rowling</text:p>
          </table:table-cell>
        </table:table-row>
        <table:table-row>
          <table:table-cell office:value-type="string">
            <text:p>Pol000ThSh02</text:p>
          </table:table-cell>
          <table:table-cell office:value-type="string">
            <text:p>Politics</text:p>
          </table:table-cell>
          <table:table-cell office:value-type="string">
            <text:p>Pax Indica</text:p>
          </table:table-cell>
          <table:table-cell office:value-type="string">
            <text:p>shashi tharoor</text:p>
          </table:table-cell>
        </table:table-row>
        <table:table-row>
          <table:table-cell office:value-type="string">
            <text:p>Cl000di10</text:p>
          </table:table-cell>
          <table:table-cell office:value-type="string">
            <text:p>CLASSICS</text:p>
          </table:table-cell>
          <table:table-cell office:value-type="string">
            <text:p>The Mystery of Edwin Drood</text:p>
          </table:table-cell>
          <table:table-cell office:value-type="string">
            <text:p>Charles Dickens</text:p>
          </table:table-cell>
        </table:table-row>
        <table:table-row>
          <table:table-cell office:value-type="string">
            <text:p>Do000BUTE01</text:p>
          </table:table-cell>
          <table:table-cell office:value-type="string">
            <text:p>Do it yourself</text:p>
          </table:table-cell>
          <table:table-cell office:value-type="string">
            <text:p>KISS: Guide to playing Guitar</text:p>
          </table:table-cell>
          <table:table-cell office:value-type="string">
            <text:p>Terry Burrows</text:p>
          </table:table-cell>
        </table:table-row>
        <table:table-row>
          <table:table-cell office:value-type="string">
            <text:p>HAAR03000</text:p>
          </table:table-cell>
          <table:table-cell office:value-type="string">
            <text:p>Fiction</text:p>
          </table:table-cell>
          <table:table-cell office:value-type="string">
            <text:p>In High Places</text:p>
          </table:table-cell>
          <table:table-cell office:value-type="string">
            <text:p>Arthur Hailey</text:p>
          </table:table-cell>
        </table:table-row>
        <table:table-row>
          <table:table-cell office:value-type="string">
            <text:p>HAAR01000</text:p>
          </table:table-cell>
          <table:table-cell office:value-type="string">
            <text:p>Fiction</text:p>
          </table:table-cell>
          <table:table-cell office:value-type="string">
            <text:p>The Evening News</text:p>
          </table:table-cell>
          <table:table-cell office:value-type="string">
            <text:p>Arthur Hailey</text:p>
          </table:table-cell>
        </table:table-row>
        <table:table-row>
          <table:table-cell office:value-type="string">
            <text:p>bhch10.1000</text:p>
          </table:table-cell>
          <table:table-cell office:value-type="string">
            <text:p>fiction</text:p>
          </table:table-cell>
          <table:table-cell office:value-type="string">
            <text:p>Half Girlfriend</text:p>
          </table:table-cell>
          <table:table-cell office:value-type="string">
            <text:p>Chetan Bhagat</text:p>
          </table:table-cell>
        </table:table-row>
        <table:table-row>
          <table:table-cell office:value-type="string">
            <text:p>grjo27000</text:p>
          </table:table-cell>
          <table:table-cell office:value-type="string">
            <text:p>fiction</text:p>
          </table:table-cell>
          <table:table-cell office:value-type="string">
            <text:p>Theodore Boone</text:p>
          </table:table-cell>
          <table:table-cell office:value-type="string">
            <text:p>John Grisham</text:p>
          </table:table-cell>
        </table:table-row>
        <table:table-row>
          <table:table-cell office:value-type="string">
            <text:p>biog000iswa01.2</text:p>
          </table:table-cell>
          <table:table-cell office:value-type="string">
            <text:p>Biography</text:p>
          </table:table-cell>
          <table:table-cell office:value-type="string">
            <text:p>Steve Jobs</text:p>
          </table:table-cell>
          <table:table-cell office:value-type="string">
            <text:p>Walter Isaacson</text:p>
          </table:table-cell>
        </table:table-row>
        <table:table-row>
          <table:table-cell office:value-type="string">
            <text:p>Po000Elt01</text:p>
          </table:table-cell>
          <table:table-cell office:value-type="string">
            <text:p>Poetry</text:p>
          </table:table-cell>
          <table:table-cell office:value-type="string">
            <text:p>The Wasteland and other poems</text:p>
          </table:table-cell>
          <table:table-cell office:value-type="string">
            <text:p>T. S. Elliot</text:p>
          </table:table-cell>
        </table:table-row>
        <table:table-row>
          <table:table-cell office:value-type="string">
            <text:p>gn000doap01</text:p>
          </table:table-cell>
          <table:table-cell office:value-type="string">
            <text:p>Graphic Novel</text:p>
          </table:table-cell>
          <table:table-cell office:value-type="string">
            <text:p>Logicomix An Epic Search for Truth</text:p>
          </table:table-cell>
          <table:table-cell office:value-type="string">
            <text:p>Apostolos Doxiadis</text:p>
          </table:table-cell>
        </table:table-row>
        <table:table-row>
          <table:table-cell office:value-type="string">
            <text:p>df000vije01</text:p>
          </table:table-cell>
          <table:table-cell office:value-type="string">
            <text:p>Detective Fiction</text:p>
          </table:table-cell>
          <table:table-cell office:value-type="string">
            <text:p>The Alpine Affair</text:p>
          </table:table-cell>
          <table:table-cell office:value-type="string">
            <text:p>Jean Francis Vignant</text:p>
          </table:table-cell>
        </table:table-row>
        <table:table-row>
          <table:table-cell office:value-type="string">
            <text:p>iska06</text:p>
          </table:table-cell>
          <table:table-cell office:value-type="string">
            <text:p>Fiction</text:p>
          </table:table-cell>
          <table:table-cell office:value-type="string">
            <text:p>The Remains of the Day</text:p>
          </table:table-cell>
          <table:table-cell office:value-type="string">
            <text:p>Kazuo Ishiguro</text:p>
          </table:table-cell>
        </table:table-row>
        <table:table-row>
          <table:table-cell office:value-type="string">
            <text:p>SF000As301</text:p>
          </table:table-cell>
          <table:table-cell office:value-type="string">
            <text:p>SCIENCE FICTION</text:p>
          </table:table-cell>
          <table:table-cell office:value-type="string">
            <text:p>The Caves Of Steel</text:p>
          </table:table-cell>
          <table:table-cell office:value-type="string">
            <text:p>ISAAC ASIMOV</text:p>
          </table:table-cell>
        </table:table-row>
        <table:table-row>
          <table:table-cell office:value-type="string">
            <text:p>TR000BRBI02</text:p>
          </table:table-cell>
          <table:table-cell office:value-type="string">
            <text:p>TRAVEL</text:p>
          </table:table-cell>
          <table:table-cell office:value-type="string">
            <text:p>Down Under</text:p>
          </table:table-cell>
          <table:table-cell office:value-type="string">
            <text:p>Bill Bryson</text:p>
          </table:table-cell>
        </table:table-row>
        <table:table-row>
          <table:table-cell office:value-type="string">
            <text:p>FY000Ro103</text:p>
          </table:table-cell>
          <table:table-cell office:value-type="string">
            <text:p>Fantasy</text:p>
          </table:table-cell>
          <table:table-cell office:value-type="string">
            <text:p>Harry Potter &amp; the Prisoner of Azkaban</text:p>
          </table:table-cell>
          <table:table-cell office:value-type="string">
            <text:p>JK Rowling</text:p>
          </table:table-cell>
        </table:table-row>
        <table:table-row>
          <table:table-cell office:value-type="string">
            <text:p>DF000CHAG111</text:p>
          </table:table-cell>
          <table:table-cell office:value-type="string">
            <text:p>Detective Fiction</text:p>
          </table:table-cell>
          <table:table-cell office:value-type="string">
            <text:p>WHILE THE LIGHT LASTS</text:p>
          </table:table-cell>
          <table:table-cell office:value-type="string">
            <text:p>agatha christie</text:p>
          </table:table-cell>
        </table:table-row>
        <table:table-row>
          <table:table-cell office:value-type="string">
            <text:p>hija03</text:p>
          </table:table-cell>
          <table:table-cell office:value-type="string">
            <text:p>fiction</text:p>
          </table:table-cell>
          <table:table-cell office:value-type="string">
            <text:p>Night Judgement At Sinos</text:p>
          </table:table-cell>
          <table:table-cell office:value-type="string">
            <text:p>jack higgins</text:p>
          </table:table-cell>
        </table:table-row>
        <table:table-row>
          <table:table-cell office:value-type="string">
            <text:p>SF000BAST01</text:p>
          </table:table-cell>
          <table:table-cell office:value-type="string">
            <text:p>SCINCE FICTION</text:p>
          </table:table-cell>
          <table:table-cell office:value-type="string">
            <text:p>THE WEB 2027</text:p>
          </table:table-cell>
          <table:table-cell office:value-type="string">
            <text:p>STEPHEN BAXTER</text:p>
          </table:table-cell>
        </table:table-row>
        <table:table-row>
          <table:table-cell office:value-type="string">
            <text:p>ro/jale02</text:p>
          </table:table-cell>
          <table:table-cell office:value-type="string">
            <text:p>romantic</text:p>
          </table:table-cell>
          <table:table-cell office:value-type="string">
            <text:p>Fifty Shades Darker</text:p>
          </table:table-cell>
          <table:table-cell office:value-type="string">
            <text:p>EL james</text:p>
          </table:table-cell>
        </table:table-row>
        <table:table-row>
          <table:table-cell office:value-type="string">
            <text:p>hu000reada01</text:p>
          </table:table-cell>
          <table:table-cell office:value-type="string">
            <text:p>Humour</text:p>
          </table:table-cell>
          <table:table-cell office:value-type="string">
            <text:p>Fierce Pajamas</text:p>
          </table:table-cell>
          <table:table-cell office:value-type="string">
            <text:p>hu000reada01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4</meta:generator>
  </office:meta>
</office:document-meta>
</file>